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Node.SerializeNode( String name , VariableResolver source , VariableResolver mimeType , VariableResolver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Node.invoke( Environment env , InvokeContext 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erialize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